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B0000093A2BEFBC6F303646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4.45cm" fo:min-width="8.4cm"/>
    </style:style>
    <style:style style:name="gr3" style:family="graphic" style:parent-style-name="standard">
      <style:graphic-properties draw:stroke="solid" svg:stroke-width="0.053cm" svg:stroke-color="#ffcc99" draw:marker-start-width="0.279cm" draw:marker-end-width="0.279cm" draw:fill="solid" draw:fill-color="#ffcc99" draw:opacity="30%" draw:textarea-horizontal-align="justify" draw:textarea-vertical-align="middle" draw:auto-grow-height="false" fo:min-height="0.33cm" fo:min-width="0.438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ffcc99" draw:marker-start-width="0.279cm" draw:marker-end-width="0.279cm" draw:fill="solid" draw:fill-color="#ffffff" draw:opacity="100%" draw:textarea-horizontal-align="justify" draw:textarea-vertical-align="middle" draw:auto-grow-height="false" fo:min-height="0.087cm" fo:min-width="0.167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18cm" svg:stroke-color="#000000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76cm" fo:min-width="0.561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76cm" fo:min-width="0.48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35cm" fo:min-width="0.4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53cm" svg:stroke-color="#c0c0c0" draw:marker-start-width="0.279cm" draw:marker-end-width="0.279cm" draw:fill="none" draw:fill-color="#ffcc99" draw:opacity="30%" draw:textarea-horizontal-align="justify" draw:textarea-vertical-align="middle" draw:auto-grow-height="false" fo:min-height="1.142cm" fo:min-width="1.192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-color="#dddddd" draw:textarea-horizontal-align="justify" draw:textarea-vertical-align="middle" draw:auto-grow-height="false" fo:min-height="0.02cm" fo:min-width="0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ff3333" draw:marker-start-width="0.227cm" draw:marker-end-width="0.227cm" draw:fill="solid" draw:fill-color="#999999" draw:opacity="100%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width="0.028cm" svg:stroke-color="#000000" draw:marker-start-width="0.242cm" draw:marker-end-width="0.242cm" draw:fill-color="#999999" draw:textarea-horizontal-align="justify" draw:textarea-vertical-align="middle" draw:auto-grow-height="false" fo:min-height="0.042cm" fo:min-width="0cm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99999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solid"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276cm" fo:min-width="0.616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auto-grow-width="true" fo:min-height="0.637cm" fo:min-width="0.159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auto-grow-width="true" fo:min-height="0.319cm" fo:min-width="0.176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auto-grow-width="true" fo:min-height="0.319cm" fo:min-width="0.159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auto-grow-width="true" fo:min-height="0.319cm" fo:min-width="0.121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0.319cm" fo:min-width="0.256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auto-grow-width="true" fo:min-height="0.276cm" fo:min-width="1.59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35cm" svg:stroke-color="#b2b2b2" draw:marker-start-width="0.252cm" draw:marker-end-width="0.252cm" draw:fill="none" draw:textarea-horizontal-align="justify" draw:textarea-vertical-align="middle" draw:auto-grow-height="false" fo:min-height="3.697cm" fo:min-width="6.936cm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ffcc99" draw:marker-start-width="0.252cm" draw:marker-end-width="0.252cm" draw:fill="solid" draw:fill-color="#ffcc99" draw:opacity="30%" draw:textarea-horizontal-align="justify" draw:textarea-vertical-align="middle" draw:auto-grow-height="false" fo:min-height="2.876cm" fo:min-width="6.426cm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ffcc99" draw:marker-start-width="0.252cm" draw:marker-end-width="0.252cm" draw:fill="solid" draw:fill-color="#ffffff" draw:opacity="100%" draw:textarea-horizontal-align="justify" draw:textarea-vertical-align="middle" draw:auto-grow-height="false" fo:min-height="2.154cm" fo:min-width="6.104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28cm" svg:stroke-color="#000000" draw:marker-start-width="0.242cm" draw:marker-end="Symmetric_20_Arrow" draw:marker-end-width="0.15cm" draw:fill="none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0.851cm" fo:min-width="0cm"/>
    </style:style>
    <style:style style:name="gr28" style:family="graphic" style:parent-style-name="standard">
      <style:graphic-properties draw:stroke="solid" svg:stroke-width="0.018cm" svg:stroke-color="#000000" draw:marker-start-width="0.227cm" draw:marker-end-width="0.227cm" draw:fill-color="#ffcc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9" style:family="graphic" style:parent-style-name="standard">
      <style:graphic-properties draw:stroke="solid" svg:stroke-width="0.018cm" svg:stroke-color="#000000" draw:marker-start-width="0.227cm" draw:marker-end-width="0.227cm" draw:fill-color="#dddddd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0" style:family="graphic" style:parent-style-name="objectwithoutfill">
      <style:graphic-properties svg:stroke-width="0.028cm" svg:stroke-color="#000000" draw:marker-start="" draw:marker-start-width="0.3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.107cm" fo:min-width="0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0.551cm" fo:min-width="0.408cm" fo:padding-top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auto-grow-width="true" fo:min-height="0.551cm" fo:min-width="0.408cm" fo:padding-top="0cm" fo:padding-bottom="0cm" fo:padding-left="0cm" fo:padding-right="0cm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.432cm" fo:min-width="0cm"/>
    </style:style>
    <style:style style:name="gr35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width="true" fo:min-height="0.276cm" fo:min-width="0.324cm" fo:padding-top="0cm" fo:padding-left="0cm" fo:padding-right="0cm"/>
    </style:style>
    <style:style style:name="gr37" style:family="graphic" style:parent-style-name="standard">
      <style:graphic-properties draw:stroke="none" draw:textarea-horizontal-align="justify" draw:textarea-vertical-align="middle" draw:auto-grow-height="false" fo:min-height="0.918cm" fo:min-width="0cm"/>
    </style:style>
    <style:style style:name="gr38" style:family="graphic" style:parent-style-name="objectwithoutfill">
      <style:graphic-properties svg:stroke-width="0.028cm" svg:stroke-color="#000000" draw:marker-start-width="0.242cm" draw:marker-end="Symmetric_20_Arrow" draw:marker-end-width="0.1cm" draw:fill="none" draw:textarea-vertical-align="middle" fo:padding-top="0.139cm" fo:padding-bottom="0.139cm" fo:padding-left="0.264cm" fo:padding-right="0.264cm"/>
    </style:style>
    <style:style style:name="gr39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.051cm" fo:min-width="0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0.276cm" fo:min-width="0.595cm" fo:padding-top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auto-grow-width="true" fo:min-height="0.276cm" fo:min-width="0.701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auto-grow-width="true" fo:min-height="0.276cm" fo:min-width="0.523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auto-grow-width="true" fo:min-height="0.276cm" fo:min-width="1.238cm" fo:padding-top="0cm" fo:padding-bottom="0cm" fo:padding-left="0cm" fo:padding-right="0cm"/>
    </style:style>
    <style:style style:name="gr44" style:family="graphic" style:parent-style-name="standard">
      <style:graphic-properties draw:stroke="solid" svg:stroke-width="0.018cm" svg:stroke-color="#000000" draw:marker-start-width="0.227cm" draw:marker-end-width="0.227cm" draw:fill-color="#999999" draw:textarea-horizontal-align="justify" draw:textarea-vertical-align="middle" draw:auto-grow-height="false" fo:min-height="0.102cm" fo:min-width="0cm" fo:padding-top="0.134cm" fo:padding-bottom="0.134cm" fo:padding-left="0.259cm" fo:padding-right="0.259cm"/>
    </style:style>
    <style:style style:name="gr45" style:family="graphic" style:parent-style-name="standard">
      <style:graphic-properties svg:stroke-width="0.053cm" svg:stroke-color="#31a354" draw:marker-start-width="0.279cm" draw:marker-end-width="0.279cm" draw:fill="solid" draw:fill-color="#dddddd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draw:fill-color="#756bb1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none" draw:fill-color="#dddddd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fill-color="#000000" draw:textarea-vertical-align="middle" draw:auto-grow-height="false" fo:min-height="0.311cm" fo:min-width="0.08cm"/>
    </style:style>
    <style:style style:name="gr49" style:family="graphic" style:parent-style-name="standard">
      <style:graphic-properties draw:stroke="none" draw:fill-color="#999999" draw:textarea-horizontal-align="justify" draw:textarea-vertical-align="middle" draw:auto-grow-height="false" fo:min-height="0.184cm" fo:min-width="0cm"/>
    </style:style>
    <style:style style:name="gr50" style:family="graphic" style:parent-style-name="standard">
      <style:graphic-properties draw:stroke="solid" svg:stroke-width="0.028cm" svg:stroke-color="#000000" draw:marker-start-width="0.242cm" draw:marker-end-width="0.242cm" draw:fill-color="#dddddd" draw:textarea-horizontal-align="justify" draw:textarea-vertical-align="middle" draw:auto-grow-height="false" fo:min-height="0.372cm" fo:min-width="0cm" fo:padding-top="0.139cm" fo:padding-bottom="0.139cm" fo:padding-left="0.264cm" fo:padding-right="0.26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2" style:family="graphic" style:parent-style-name="standard">
      <style:graphic-properties draw:stroke="none" draw:fill-color="#999999" draw:textarea-horizontal-align="justify" draw:textarea-vertical-align="middle" draw:auto-grow-height="false" fo:min-height="0.185cm" fo:min-width="0cm"/>
    </style:style>
    <style:style style:name="gr53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54" style:family="graphic" style:parent-style-name="objectwithoutfill">
      <style:graphic-properties draw:stroke="solid" draw:stroke-dash="Ultrafine_20_Dashed" svg:stroke-width="0.035cm" svg:stroke-color="#808080" draw:marker-start-width="0.252cm" draw:marker-end="Symmetric_20_Arrow" draw:marker-end-width="0.1cm" draw:marker-end-center="false" draw:fill="none" draw:textarea-vertical-align="middle" fo:padding-top="0.142cm" fo:padding-bottom="0.142cm" fo:padding-left="0.267cm" fo:padding-right="0.267cm"/>
    </style:style>
    <style:style style:name="gr55" style:family="graphic" style:parent-style-name="objectwithoutfill">
      <style:graphic-properties draw:stroke="solid" draw:stroke-dash="Ultrafine_20_Dashed" svg:stroke-width="0.035cm" svg:stroke-color="#808080" draw:marker-start="Symmetric_20_Arrow" draw:marker-start-width="0.1cm" draw:marker-end="" draw:marker-end-width="0.1cm" draw:marker-end-center="false" draw:fill="none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auto-grow-width="true" fo:min-height="0.276cm" fo:min-width="0.493cm" fo:padding-top="0cm" fo:padding-bottom="0cm" fo:padding-left="0cm" fo:padding-right="0cm"/>
    </style:style>
    <style:style style:name="gr57" style:family="graphic" style:parent-style-name="standard">
      <style:graphic-properties draw:stroke="none" svg:stroke-color="#000000" draw:fill="none" draw:fill-color="#ffffff" draw:auto-grow-width="true" fo:min-height="0.276cm" fo:min-width="0.37cm" fo:padding-top="0cm" fo:padding-bottom="0cm" fo:padding-left="0cm" fo:padding-right="0cm"/>
    </style:style>
    <style:style style:name="gr58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9" style:family="graphic" style:parent-style-name="standard">
      <style:graphic-properties draw:stroke="none" svg:stroke-color="#000000" draw:fill="none" draw:fill-color="#ffffff" draw:auto-grow-width="true" fo:min-height="0.276cm" fo:min-width="0.451cm" fo:padding-top="0cm" fo:padding-bottom="0cm" fo:padding-left="0cm" fo:padding-right="0cm"/>
    </style:style>
    <style:style style:name="gr60" style:family="graphic" style:parent-style-name="standard">
      <style:graphic-properties draw:stroke="none" svg:stroke-color="#000000" draw:fill="none" draw:fill-color="#ffffff" draw:auto-grow-width="true" fo:min-height="0.276cm" fo:min-width="0.502cm" fo:padding-top="0cm" fo:padding-bottom="0cm" fo:padding-left="0cm" fo:padding-right="0cm"/>
    </style:style>
    <style:style style:name="gr61" style:family="graphic" style:parent-style-name="standard">
      <style:graphic-properties draw:stroke="none" svg:stroke-color="#000000" draw:fill="none" draw:fill-color="#ffffff" draw:auto-grow-width="true" fo:min-height="0.276cm" fo:min-width="0.303cm" fo:padding-top="0cm" fo:padding-bottom="0cm" fo:padding-left="0cm" fo:padding-right="0cm"/>
    </style:style>
    <style:style style:name="gr62" style:family="graphic" style:parent-style-name="standard">
      <style:graphic-properties draw:stroke="none" svg:stroke-color="#000000" draw:fill="none" draw:fill-color="#ffffff" draw:auto-grow-width="true" fo:min-height="0.276cm" fo:min-width="0.904cm" fo:padding-top="0cm" fo:padding-bottom="0cm" fo:padding-left="0cm" fo:padding-right="0cm"/>
    </style:style>
    <style:style style:name="gr63" style:family="graphic" style:parent-style-name="standard">
      <style:graphic-properties draw:stroke="none" svg:stroke-color="#000000" draw:fill="none" draw:fill-color="#ffffff" draw:auto-grow-width="true" fo:min-height="0.276cm" fo:min-width="0.726cm" fo:padding-top="0cm" fo:padding-bottom="0cm" fo:padding-left="0cm" fo:padding-right="0cm"/>
    </style:style>
    <style:style style:name="gr64" style:family="graphic" style:parent-style-name="objectwithoutfill">
      <style:graphic-properties svg:stroke-width="0.018cm" svg:stroke-color="#000000" draw:marker-start-width="0.227cm" draw:marker-end="Symmetric_20_Arrow" draw:marker-end-width="0.085cm" draw:fill="none" draw:textarea-vertical-align="middle" fo:padding-top="0.134cm" fo:padding-bottom="0.134cm" fo:padding-left="0.259cm" fo:padding-right="0.259cm"/>
    </style:style>
    <style:style style:name="gr65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cc99" draw:opacity="30%"/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  <style:text-properties style:font-name="Arial" fo:font-size="7pt" style:font-size-asian="7pt" style:font-size-complex="7pt"/>
    </style:style>
    <style:style style:name="P5" style:family="paragraph">
      <loext:graphic-properties draw:fill="none" draw:fill-color="#ffffff"/>
      <style:text-properties style:font-name="Arial" fo:font-size="7pt" style:font-size-asian="7pt" style:font-size-complex="7pt"/>
    </style:style>
    <style:style style:name="P6" style:family="paragraph">
      <loext:graphic-properties draw:fill="none" draw:fill-color="#ffcc99" draw:opacity="3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solid" draw:fill-color="#999999" draw:opacity="100%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font-name="Arial" fo:font-size="5pt"/>
    </style:style>
    <style:style style:name="P11" style:family="paragraph">
      <loext:graphic-properties draw:fill="none" draw:fill-color="#ffffff"/>
      <style:text-properties style:font-name="Arial" fo:font-size="8pt" fo:font-weight="bold" style:font-size-asian="5pt" style:font-size-complex="5pt"/>
    </style:style>
    <style:style style:name="P12" style:family="paragraph">
      <loext:graphic-properties draw:fill="none" draw:fill-color="#ffffff"/>
      <style:text-properties style:text-position="0% 100%" style:font-name="Arial" fo:font-size="8pt" fo:font-weight="bold" style:font-size-asian="5pt" style:font-size-complex="5pt"/>
    </style:style>
    <style:style style:name="P13" style:family="paragraph">
      <loext:graphic-properties draw:fill="solid" draw:fill-color="#ffcc99" draw:opacity="30%"/>
      <style:paragraph-properties fo:text-align="center"/>
      <style:text-properties style:font-name="Arial" fo:font-size="5pt"/>
    </style:style>
    <style:style style:name="P14" style:family="paragraph">
      <loext:graphic-properties draw:fill="solid" draw:fill-color="#ffffff" draw:opacity="100%"/>
      <style:paragraph-properties fo:text-align="center"/>
      <style:text-properties style:font-name="Arial" fo:font-size="5pt"/>
    </style:style>
    <style:style style:name="P15" style:family="paragraph">
      <loext:graphic-properties draw:fill-color="#ffcc00"/>
      <style:paragraph-properties fo:text-align="center"/>
      <style:text-properties style:font-name="DejaVu Sans" fo:font-size="5pt" style:font-size-asian="5pt" style:font-size-complex="5pt"/>
    </style:style>
    <style:style style:name="P16" style:family="paragraph">
      <loext:graphic-properties draw:fill-color="#dddddd"/>
      <style:paragraph-properties fo:text-align="center"/>
      <style:text-properties style:font-name="DejaVu Sans" fo:font-size="5pt" style:font-size-asian="5pt" style:font-size-complex="5pt"/>
    </style:style>
    <style:style style:name="P17" style:family="paragraph">
      <loext:graphic-properties draw:fill="solid" draw:fill-color="#dddddd"/>
      <style:paragraph-properties fo:text-align="center"/>
      <style:text-properties fo:color="#000000" style:font-name="Arial" fo:font-size="7pt" style:font-size-asian="7pt" style:font-size-complex="7pt"/>
    </style:style>
    <style:style style:name="P18" style:family="paragraph">
      <loext:graphic-properties draw:fill-color="#999999"/>
      <style:paragraph-properties fo:text-align="center"/>
      <style:text-properties style:font-name="Arial" fo:font-size="5pt"/>
    </style:style>
    <style:style style:name="P19" style:family="paragraph">
      <loext:graphic-properties draw:fill="solid" draw:fill-color="#dddddd"/>
      <style:paragraph-properties fo:text-align="center"/>
      <style:text-properties style:font-name="Arial" fo:font-size="5pt"/>
    </style:style>
    <style:style style:name="P20" style:family="paragraph">
      <loext:graphic-properties draw:fill-color="#756bb1"/>
      <style:paragraph-properties fo:text-align="center"/>
      <style:text-properties style:font-name="Arial" fo:font-size="5pt"/>
    </style:style>
    <style:style style:name="P21" style:family="paragraph">
      <loext:graphic-properties draw:fill-color="#dddddd"/>
      <style:paragraph-properties fo:text-align="center"/>
      <style:text-properties style:font-name="Arial" fo:font-size="5pt"/>
    </style:style>
    <style:style style:name="P22" style:family="paragraph">
      <loext:graphic-properties draw:fill-color="#000000"/>
      <style:paragraph-properties fo:text-align="center"/>
      <style:text-properties style:font-name="Arial" fo:font-size="5pt"/>
    </style:style>
    <style:style style:name="P23" style:family="paragraph">
      <loext:graphic-properties draw:fill-color="#ffcc00"/>
      <style:paragraph-properties fo:text-align="center"/>
      <style:text-properties style:font-name="Arial" fo:font-size="5pt" style:font-size-asian="5pt" style:font-size-complex="5pt"/>
    </style:style>
    <style:style style:name="P24" style:family="paragraph">
      <loext:graphic-properties draw:fill-color="#999999"/>
      <style:paragraph-properties fo:text-align="center"/>
      <style:text-properties style:font-name="Arial"/>
    </style:style>
    <style:style style:name="P25" style:family="paragraph">
      <loext:graphic-properties draw:fill-color="#dddddd"/>
      <style:paragraph-properties fo:text-align="center"/>
      <style:text-properties style:font-name="Arial"/>
    </style:style>
    <style:style style:name="P26" style:family="paragraph">
      <loext:graphic-properties draw:fill="solid" draw:fill-color="#999999"/>
      <style:paragraph-properties fo:text-align="center"/>
      <style:text-properties style:font-name="Arial"/>
    </style:style>
    <style:style style:name="P27" style:family="paragraph">
      <loext:graphic-properties draw:fill="none"/>
      <style:paragraph-properties fo:text-align="center"/>
      <style:text-properties style:font-name="Arial"/>
    </style:style>
    <style:style style:name="P28" style:family="paragraph">
      <loext:graphic-properties draw:fill-color="#dddddd"/>
      <style:paragraph-properties fo:text-align="center"/>
      <style:text-properties style:font-name="Arial" fo:font-size="5pt" style:font-size-asian="5pt" style:font-size-complex="5pt"/>
    </style:style>
    <style:style style:name="P29" style:family="paragraph">
      <loext:graphic-properties draw:fill-color="#cccccc"/>
      <style:paragraph-properties fo:text-align="center"/>
      <style:text-properties style:font-name="Arial" fo:font-size="5pt" fo:font-weight="normal" style:font-size-asian="18pt" style:font-weight-asian="normal" style:font-size-complex="18pt" style:font-weight-complex="normal"/>
    </style:style>
    <style:style style:name="P30" style:family="paragraph">
      <loext:graphic-properties draw:fill-color="#ffcc00"/>
      <style:paragraph-properties fo:text-align="center"/>
      <style:text-properties style:font-name="Arial" fo:font-size="5pt" fo:font-weight="normal" style:font-size-asian="18pt" style:font-weight-asian="normal" style:font-size-complex="18pt" style:font-weight-complex="normal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text-position="33% 58%" style:font-name="Arial" fo:font-size="7pt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italic" fo:text-shadow="none" style:text-underline-style="none" fo:font-weight="normal" style:letter-kerning="true" style:font-name-asian="Noto Sans CJK SC" style:font-size-asian="7pt" style:font-style-asian="italic" style:font-weight-asian="normal" style:font-name-complex="Lohit Devanagari" style:font-size-complex="7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8pt" fo:font-weight="bold" style:font-size-asian="5pt" style:font-size-complex="5pt"/>
    </style:style>
    <style:style style:name="T6" style:family="text">
      <style:text-properties style:text-position="0% 100%" style:font-name="Arial" fo:font-size="8pt" fo:font-weight="bold" style:font-size-asian="5pt" style:font-size-complex="5pt"/>
    </style:style>
    <style:style style:name="T7" style:family="text">
      <style:text-properties style:font-name="DejaVu Sans" fo:font-size="5pt" style:font-size-asian="5pt" style:font-size-complex="5pt"/>
    </style:style>
    <style:style style:name="T8" style:family="text">
      <style:text-properties fo:color="#000000" style:font-name="Arial" fo:font-size="7pt" style:font-size-asian="7pt" style:font-size-complex="7pt"/>
    </style:style>
    <style:style style:name="T9" style:family="text">
      <style:text-properties style:font-name="Arial" fo:font-size="5pt" style:font-size-asian="5pt" style:font-size-complex="5pt"/>
    </style:style>
    <style:style style:name="T10" style:family="text">
      <style:text-properties style:font-name="Arial" fo:font-size="5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7cm" svg:height="19.997cm" svg:x="1.703cm" svg:y="6.503cm">
          <draw:image xlink:href="Pictures/100002010000041B0000093A2BEFBC6F3036467F.png" xlink:type="simple" xlink:show="embed" xlink:actuate="onLoad">
            <text:p/>
          </draw:image>
        </draw:frame>
        <draw:custom-shape draw:style-name="gr2" draw:text-style-name="P2" draw:layer="layout" svg:width="8.9cm" svg:height="24.7cm" svg:x="1.7cm" svg:y="1.7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3" draw:layer="layout" svg:width="1.058cm" svg:height="0.7cm" svg:x="3.112cm" svg:y="21.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0.759cm" svg:height="0.429cm" svg:x="3.268cm" svg:y="21.363cm">
              <text:p text:style-name="P1"><text:span text:style-name="T1">Ca</text:span><text:span text:style-name="T2">2+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5" draw:text-style-name="P2" draw:layer="layout" svg:x1="3.641cm" svg:y1="20.935cm" svg:x2="3.641cm" svg:y2="21.515cm">
            <text:p/>
          </draw:line>
          <draw:frame draw:style-name="gr6" draw:text-style-name="P5" draw:layer="layout" svg:width="0.561cm" svg:height="0.276cm" svg:x="3.888cm" svg:y="20.919cm">
            <draw:text-box>
              <text:p><text:span text:style-name="T1">M</text:span><text:span text:style-name="T1">C</text:span><text:span text:style-name="T1">U</text:span></text:p>
            </draw:text-box>
          </draw:frame>
          <draw:frame draw:style-name="gr7" draw:text-style-name="P5" draw:layer="layout" svg:width="0.48cm" svg:height="0.276cm" svg:x="3.401cm" svg:y="20.671cm">
            <draw:text-box>
              <text:p><text:span text:style-name="T1">Ca</text:span><text:span text:style-name="T2">2+</text:span></text:p>
            </draw:text-box>
          </draw:frame>
          <draw:frame draw:style-name="gr8" draw:text-style-name="P5" draw:layer="layout" svg:width="0.4cm" svg:height="0.335cm" svg:x="4.04cm" svg:y="20.574cm">
            <draw:text-box>
              <text:p><text:span text:style-name="T3">f</text:span><text:span text:style-name="T4">MCU</text:span></text:p>
            </draw:text-box>
          </draw:frame>
          <draw:custom-shape draw:style-name="gr9" draw:text-style-name="P6" draw:layer="layout" svg:width="1.9cm" svg:height="1.6cm" svg:x="2.691cm" svg:y="20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0.48cm" svg:height="0.276cm" svg:x="3.401cm" svg:y="20.072cm">
            <draw:text-box>
              <text:p><text:span text:style-name="T1">Ca</text:span><text:span text:style-name="T2">2+</text:span></text:p>
            </draw:text-box>
          </draw:frame>
          <draw:line draw:style-name="gr5" draw:text-style-name="P2" draw:layer="layout" svg:x1="3.641cm" svg:y1="20.348cm" svg:x2="3.641cm" svg:y2="20.7cm">
            <text:p/>
          </draw:line>
          <draw:g>
            <draw:custom-shape draw:style-name="gr10" draw:text-style-name="P7" draw:layer="layout" svg:width="0.254cm" svg:height="0.312cm" svg:x="3.515cm" svg:y="21.046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11" draw:text-style-name="P8" draw:layer="layout" svg:width="0.08cm" svg:height="0.082cm" draw:transform="skewX (-0.0244346095279206) rotate (1.5707963267949) translate (3.548cm 21.089cm)" draw:kind="cut" draw:start-angle="85.91" draw:end-angle="272.05">
              <text:p/>
            </draw:ellipse>
            <draw:custom-shape draw:style-name="gr12" draw:text-style-name="P9" draw:layer="layout" svg:width="0.069cm" svg:height="0.32cm" svg:x="3.609cm" svg:y="21.038cm">
              <text:p/>
              <draw:enhanced-geometry svg:viewBox="0 0 21600 21600" draw:mirror-vertical="false" draw:type="rectangle" draw:enhanced-path="M 0 0 L 21600 0 21600 21600 0 21600 0 0 Z N"/>
            </draw:custom-shape>
            <draw:line draw:style-name="gr13" draw:text-style-name="P2" draw:layer="layout" svg:x1="3.612cm" svg:y1="21.079cm" svg:x2="3.612cm" svg:y2="21.364cm">
              <text:p/>
            </draw:line>
            <draw:line draw:style-name="gr13" draw:text-style-name="P2" draw:layer="layout" svg:x1="3.677cm" svg:y1="21.045cm" svg:x2="3.675cm" svg:y2="21.363cm">
              <text:p/>
            </draw:line>
            <draw:line draw:style-name="gr14" draw:text-style-name="P2" draw:layer="layout" svg:x1="3.556cm" svg:y1="21.046cm" svg:x2="3.646cm" svg:y2="21.046cm">
              <text:p/>
            </draw:line>
          </draw:g>
          <draw:path draw:style-name="gr15" draw:text-style-name="P10" draw:layer="layout" svg:width="0.198cm" svg:height="0.399cm" svg:x="3.241cm" svg:y="20.196cm" svg:viewBox="0 0 199 400" svg:d="M0 347c38 0 54-159 52-318-2-158-8 376 21 371 30-5 126-62 126-62">
            <text:p/>
          </draw:path>
          <draw:frame draw:style-name="gr16" draw:text-style-name="P5" draw:layer="layout" svg:width="0.616cm" svg:height="0.276cm" svg:x="2.6cm" svg:y="20.072cm">
            <draw:text-box>
              <text:p><text:span text:style-name="T1">Sp</text:span><text:span text:style-name="T1">ike</text:span></text:p>
            </draw:text-box>
          </draw:frame>
        </draw:g>
        <draw:frame draw:style-name="gr17" draw:text-style-name="P11" draw:layer="layout" svg:width="0.159cm" svg:height="0.637cm" svg:x="2.02cm" svg:y="1.8cm">
          <draw:text-box>
            <text:p><text:span text:style-name="T5">a</text:span></text:p>
            <text:p><text:span text:style-name="T5"/></text:p>
          </draw:text-box>
        </draw:frame>
        <draw:frame draw:style-name="gr18" draw:text-style-name="P12" draw:layer="layout" svg:width="0.176cm" svg:height="0.319cm" svg:x="2.02cm" svg:y="6.501cm">
          <draw:text-box>
            <text:p><text:span text:style-name="T6">b</text:span></text:p>
          </draw:text-box>
        </draw:frame>
        <draw:frame draw:style-name="gr19" draw:text-style-name="P12" draw:layer="layout" svg:width="0.159cm" svg:height="0.319cm" svg:x="6.284cm" svg:y="6.501cm">
          <draw:text-box>
            <text:p><text:span text:style-name="T6">c</text:span></text:p>
          </draw:text-box>
        </draw:frame>
        <draw:frame draw:style-name="gr18" draw:text-style-name="P12" draw:layer="layout" svg:width="0.176cm" svg:height="0.319cm" svg:x="2.02cm" svg:y="10.401cm">
          <draw:text-box>
            <text:p><text:span text:style-name="T6">d</text:span></text:p>
          </draw:text-box>
        </draw:frame>
        <draw:frame draw:style-name="gr19" draw:text-style-name="P12" draw:layer="layout" svg:width="0.159cm" svg:height="0.319cm" svg:x="6.284cm" svg:y="10.401cm">
          <draw:text-box>
            <text:p><text:span text:style-name="T6">e</text:span></text:p>
          </draw:text-box>
        </draw:frame>
        <draw:frame draw:style-name="gr20" draw:text-style-name="P12" draw:layer="layout" svg:width="0.121cm" svg:height="0.319cm" svg:x="2.02cm" svg:y="13.351cm">
          <draw:text-box>
            <text:p><text:span text:style-name="T6">f</text:span></text:p>
          </draw:text-box>
        </draw:frame>
        <draw:frame draw:style-name="gr18" draw:text-style-name="P12" draw:layer="layout" svg:width="0.176cm" svg:height="0.319cm" svg:x="5.109cm" svg:y="13.351cm">
          <draw:text-box>
            <text:p><text:span text:style-name="T6">g</text:span></text:p>
          </draw:text-box>
        </draw:frame>
        <draw:frame draw:style-name="gr18" draw:text-style-name="P12" draw:layer="layout" svg:width="0.176cm" svg:height="0.319cm" svg:x="7.479cm" svg:y="13.351cm">
          <draw:text-box>
            <text:p><text:span text:style-name="T6">h</text:span></text:p>
          </draw:text-box>
        </draw:frame>
        <draw:frame draw:style-name="gr20" draw:text-style-name="P12" draw:layer="layout" svg:width="0.121cm" svg:height="0.319cm" svg:x="2.02cm" svg:y="16.751cm">
          <draw:text-box>
            <text:p><text:span text:style-name="T6">i</text:span></text:p>
          </draw:text-box>
        </draw:frame>
        <draw:frame draw:style-name="gr20" draw:text-style-name="P12" draw:layer="layout" svg:width="0.121cm" svg:height="0.319cm" svg:x="5.137cm" svg:y="16.751cm">
          <draw:text-box>
            <text:p><text:span text:style-name="T6">j</text:span></text:p>
          </draw:text-box>
        </draw:frame>
        <draw:frame draw:style-name="gr19" draw:text-style-name="P12" draw:layer="layout" svg:width="0.159cm" svg:height="0.319cm" svg:x="7.488cm" svg:y="16.751cm">
          <draw:text-box>
            <text:p><text:span text:style-name="T6">k</text:span></text:p>
          </draw:text-box>
        </draw:frame>
        <draw:frame draw:style-name="gr20" draw:text-style-name="P12" draw:layer="layout" svg:width="0.121cm" svg:height="0.319cm" svg:x="2.02cm" svg:y="19.901cm">
          <draw:text-box>
            <text:p><text:span text:style-name="T6">l</text:span></text:p>
          </draw:text-box>
        </draw:frame>
        <draw:frame draw:style-name="gr21" draw:text-style-name="P12" draw:layer="layout" svg:width="0.256cm" svg:height="0.319cm" svg:x="5.069cm" svg:y="19.901cm">
          <draw:text-box>
            <text:p><text:span text:style-name="T6">m</text:span></text:p>
          </draw:text-box>
        </draw:frame>
        <draw:frame draw:style-name="gr18" draw:text-style-name="P12" draw:layer="layout" svg:width="0.176cm" svg:height="0.319cm" svg:x="7.479cm" svg:y="19.901cm">
          <draw:text-box>
            <text:p><text:span text:style-name="T6">n</text:span></text:p>
          </draw:text-box>
        </draw:frame>
        <draw:frame draw:style-name="gr18" draw:text-style-name="P12" draw:layer="layout" svg:width="0.176cm" svg:height="0.319cm" svg:x="2.02cm" svg:y="22.901cm">
          <draw:text-box>
            <text:p><text:span text:style-name="T6">o</text:span></text:p>
          </draw:text-box>
        </draw:frame>
        <draw:frame draw:style-name="gr18" draw:text-style-name="P12" draw:layer="layout" svg:width="0.176cm" svg:height="0.319cm" svg:x="5.109cm" svg:y="22.901cm">
          <draw:text-box>
            <text:p><text:span text:style-name="T6">p</text:span></text:p>
          </draw:text-box>
        </draw:frame>
        <draw:frame draw:style-name="gr18" draw:text-style-name="P12" draw:layer="layout" svg:width="0.176cm" svg:height="0.319cm" svg:x="7.479cm" svg:y="22.901cm">
          <draw:text-box>
            <text:p><text:span text:style-name="T6">q</text:span></text:p>
          </draw:text-box>
        </draw:frame>
        <draw:frame draw:style-name="gr22" draw:text-style-name="P5" draw:layer="layout" svg:width="1.59cm" svg:height="0.276cm" svg:x="5.456cm" svg:y="2.301cm">
          <draw:text-box>
            <text:p><text:span text:style-name="T1">N</text:span><text:span text:style-name="T1">a</text:span><text:span text:style-name="T1">z</text:span><text:span text:style-name="T1">a</text:span><text:span text:style-name="T1">r</text:span><text:span text:style-name="T1">e</text:span><text:span text:style-name="T1">t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custom-shape draw:style-name="gr23" draw:text-style-name="P10" draw:layer="layout" svg:width="7.9cm" svg:height="4.411cm" svg:x="2.2cm" svg:y="1.9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4" draw:text-style-name="P13" draw:layer="layout" svg:width="7.3cm" svg:height="3.5cm" svg:x="2.543cm" svg:y="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4" draw:layer="layout" svg:width="6.9cm" svg:height="2.7cm" svg:x="2.743cm" svg:y="3.3cm">
            <draw:glue-point draw:id="4" svg:x="0.929cm" svg:y="1.936cm"/>
            <draw:glue-point draw:id="5" svg:x="1.311cm" svg:y="1.936cm" draw:escape-direction="left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6" draw:text-style-name="P2" draw:layer="layout" svg:x1="4.745cm" svg:y1="3.657cm" svg:x2="4.233cm" svg:y2="4.795cm" draw:start-shape="id1" draw:start-glue-point="3" draw:end-shape="id2" draw:end-glue-point="0" svg:d="M4745 3657h-512v1138" svg:viewBox="0 0 513 1139">
          <text:p/>
        </draw:connector>
        <draw:g>
          <draw:custom-shape draw:style-name="gr27" draw:text-style-name="P1" draw:layer="layout" svg:width="0.155cm" svg:height="1.163cm" draw:transform="rotate (-3.14159265358979) translate (8.852cm 4.193cm)">
            <text:p/>
            <draw:enhanced-geometry svg:viewBox="0 0 21600 21600" draw:mirror-horizontal="false" draw:mirror-vertical="fals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8" draw:text-style-name="P15" xml:id="id4" draw:id="id4" draw:layer="layout" svg:width="0.247cm" svg:height="0.246cm" svg:x="9.153cm" svg:y="4.04cm">
            <text:p text:style-name="P1"><text:span text:style-name="T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6" xml:id="id3" draw:id="id3" draw:layer="layout" svg:width="0.246cm" svg:height="0.245cm" svg:x="8.19cm" svg:y="4.041cm">
            <text:p text:style-name="P1"><text:span text:style-name="T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2" draw:layer="layout" draw:type="curve" draw:line-skew="0.224cm" svg:x1="8.313cm" svg:y1="4.041cm" svg:x2="9.277cm" svg:y2="4.04cm" draw:start-shape="id3" draw:start-glue-point="4" draw:end-shape="id4" draw:end-glue-point="4" svg:d="M8313 4041c0-429 964-428 964-1" svg:viewBox="0 0 965 322">
            <text:p/>
          </draw:connector>
          <draw:custom-shape draw:style-name="gr31" draw:text-style-name="P17" draw:layer="layout" svg:width="0.617cm" svg:height="0.617cm" svg:x="8.466cm" svg:y="3.254cm">
            <text:p text:style-name="P1"><text:span text:style-name="T8">C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5" draw:layer="layout" svg:width="0.459cm" svg:height="0.676cm" svg:x="8.575cm" svg:y="2.8cm">
            <draw:text-box>
              <text:p><text:span text:style-name="T1">3</text:span><text:span text:style-name="T1">H</text:span><text:span text:style-name="T1">+</text:span></text:p>
            </draw:text-box>
          </draw:frame>
          <draw:frame draw:style-name="gr33" draw:text-style-name="P5" draw:layer="layout" svg:width="0.459cm" svg:height="0.551cm" svg:x="8.575cm" svg:y="4.271cm">
            <draw:text-box>
              <text:p><text:span text:style-name="T1">3</text:span><text:span text:style-name="T1">H</text:span><text:span text:style-name="T1">+</text:span></text:p>
            </draw:text-box>
          </draw:frame>
        </draw:g>
        <draw:g>
          <draw:custom-shape draw:style-name="gr34" draw:text-style-name="P1" draw:layer="layout" svg:width="0.155cm" svg:height="0.682cm" draw:transform="rotate (-3.14159265358979) translate (8.897cm 6.082cm)">
            <text:p/>
            <draw:enhanced-geometry svg:viewBox="0 0 21600 21600" draw:mirror-horizontal="false" draw:mirror-vertical="tru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5" draw:text-style-name="P17" draw:layer="layout" svg:width="0.399cm" svg:height="0.399cm" svg:x="8.62cm" svg:y="5.701cm">
            <text:p text:style-name="P1"><text:span text:style-name="T8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5" draw:layer="layout" svg:width="0.324cm" svg:height="0.401cm" svg:x="8.726cm" svg:y="5.124cm">
            <draw:text-box>
              <text:p><text:span text:style-name="T1">H</text:span><text:span text:style-name="T1">+</text:span></text:p>
            </draw:text-box>
          </draw:frame>
        </draw:g>
        <draw:g>
          <draw:custom-shape draw:style-name="gr37" draw:text-style-name="P1" draw:layer="layout" svg:width="0.155cm" svg:height="1.168cm" draw:transform="rotate (-3.14159265358979) translate (7.343cm 4.2cm)">
            <text:p/>
            <draw:enhanced-geometry svg:viewBox="0 0 21600 21600" draw:mirror-vertical="true" draw:mirror-horizontal="fals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onnector draw:style-name="gr38" draw:text-style-name="P2" draw:layer="layout" draw:type="curve" draw:line-skew="0.156cm" svg:x1="6.74cm" svg:y1="4.01cm" svg:x2="7.73cm" svg:y2="4.01cm" draw:start-shape="id5" draw:start-glue-point="0" draw:end-shape="id6" draw:end-glue-point="0" svg:d="M6740 4010c0-516 990-516 990 0" svg:viewBox="0 0 991 388">
            <text:p/>
          </draw:connector>
          <draw:custom-shape draw:style-name="gr39" draw:text-style-name="P17" draw:layer="layout" svg:width="0.537cm" svg:height="0.537cm" svg:x="6.996cm" svg:y="3.317cm">
            <text:p text:style-name="P1"><text:span text:style-name="T8">R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5" draw:layer="layout" svg:width="0.595cm" svg:height="0.401cm" svg:x="6.989cm" svg:y="2.8cm">
            <draw:text-box>
              <text:p><text:span text:style-name="T1">1</text:span><text:span text:style-name="T1">0</text:span><text:span text:style-name="T1">H</text:span><text:span text:style-name="T1">+</text:span></text:p>
            </draw:text-box>
          </draw:frame>
          <draw:frame draw:style-name="gr40" draw:text-style-name="P5" draw:layer="layout" svg:width="0.595cm" svg:height="0.401cm" svg:x="6.988cm" svg:y="4.271cm">
            <draw:text-box>
              <text:p><text:span text:style-name="T1">1</text:span><text:span text:style-name="T1">0</text:span><text:span text:style-name="T1">H</text:span><text:span text:style-name="T1">+</text:span></text:p>
            </draw:text-box>
          </draw:frame>
          <draw:frame draw:style-name="gr41" draw:text-style-name="P5" xml:id="id5" draw:id="id5" draw:layer="layout" svg:width="0.701cm" svg:height="0.276cm" svg:x="6.39cm" svg:y="4.01cm">
            <draw:text-box>
              <text:p><text:span text:style-name="T1">NAD</text:span><text:span text:style-name="T1">H</text:span></text:p>
            </draw:text-box>
          </draw:frame>
          <draw:frame draw:style-name="gr42" draw:text-style-name="P5" xml:id="id6" draw:id="id6" draw:layer="layout" svg:width="0.523cm" svg:height="0.276cm" svg:x="7.469cm" svg:y="4.01cm">
            <draw:text-box>
              <text:p><text:span text:style-name="T1">NA</text:span><text:span text:style-name="T1">D</text:span></text:p>
            </draw:text-box>
          </draw:frame>
        </draw:g>
        <draw:g>
          <draw:frame draw:style-name="gr43" draw:text-style-name="P5" draw:layer="layout" svg:width="1.238cm" svg:height="0.276cm" svg:x="3.827cm" svg:y="2.061cm">
            <draw:text-box>
              <text:p><text:span text:style-name="T1">N</text:span><text:span text:style-name="T1">a</text:span><text:span text:style-name="T1">-</text:span><text:span text:style-name="T1">K</text:span><text:span text:style-name="T1"> </text:span><text:span text:style-name="T1">p</text:span><text:span text:style-name="T1">u</text:span><text:span text:style-name="T1">m</text:span><text:span text:style-name="T1">p</text:span></text:p>
            </draw:text-box>
          </draw:frame>
          <draw:g>
            <draw:custom-shape draw:style-name="gr44" draw:text-style-name="P18" draw:layer="layout" svg:width="0.299cm" svg:height="0.398cm" svg:x="3.335cm" svg:y="1.9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45" draw:text-style-name="P19" draw:layer="layout" svg:width="0.079cm" svg:height="0.075cm" draw:transform="rotate (3.10371900882152) translate (3.448cm 2.303cm)" draw:kind="cut" draw:start-angle="254.12" draw:end-angle="78.09">
              <text:p/>
            </draw:ellipse>
            <draw:ellipse draw:style-name="gr45" draw:text-style-name="P19" draw:layer="layout" svg:width="0.078cm" svg:height="0.082cm" draw:transform="skewX (0.0122173047639603) rotate (3.0775390700416) translate (3.476cm 2.207cm)" draw:kind="cut" draw:start-angle="254.12" draw:end-angle="78.09">
              <text:p/>
            </draw:ellipse>
            <draw:ellipse draw:style-name="gr45" draw:text-style-name="P19" draw:layer="layout" svg:width="0.077cm" svg:height="0.079cm" draw:transform="skewX (-0.0127409035395586) rotate (3.10267181127032) translate (3.504cm 2.112cm)" draw:kind="cut" draw:start-angle="254.12" draw:end-angle="78.09">
              <text:p/>
            </draw:ellipse>
            <draw:custom-shape draw:style-name="gr46" draw:text-style-name="P20" draw:layer="layout" svg:width="0.093cm" svg:height="0.051cm" draw:transform="skewX (0.0195476876223365) rotate (1.87273828738992) translate (3.505cm 2.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6" draw:text-style-name="P20" draw:layer="layout" svg:width="0.093cm" svg:height="0.05cm" draw:transform="rotate (1.87273828738992) translate (3.536cm 2.20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7" draw:text-style-name="P21" draw:layer="layout" svg:width="0.233cm" svg:height="0.402cm" draw:transform="rotate (-3.14159265358979) translate (3.597cm 2.36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custom-shape draw:style-name="gr48" draw:text-style-name="P22" draw:layer="layout" svg:width="0.579cm" svg:height="0.56cm" draw:transform="skewX (0.0017453292519944) rotate (1.24267442741996) translate (3.087cm 2.846cm)">
            <text:p/>
            <draw:enhanced-geometry svg:viewBox="0 0 21600 21600" draw:mirror-horizontal="false" draw:mirror-vertical="false" draw:text-areas="0 0 21600 21600" draw:type="circular-arrow" draw:modifiers="-57.5797764162025 20.1762308735796 9990.889148295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g>
              <draw:custom-shape draw:style-name="gr28" draw:text-style-name="P23" xml:id="id7" draw:id="id7" draw:layer="layout" svg:width="0.208cm" svg:height="0.208cm" svg:x="2.98cm" svg:y="3.577cm">
                <text:p text:style-name="P1"><text:span text:style-name="T9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" draw:text-style-name="P23" xml:id="id8" draw:id="id8" draw:layer="layout" svg:width="0.208cm" svg:height="0.209cm" svg:x="2.98cm" svg:y="2.427cm">
                <text:p text:style-name="P1"><text:span text:style-name="T9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9" draw:text-style-name="P24" draw:layer="layout" svg:width="0.298cm" svg:height="0.434cm" draw:transform="rotate (-3.14159265358979) translate (3.637cm 3.147cm)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108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50" draw:text-style-name="P25" draw:layer="layout" svg:width="0.489cm" svg:height="0.65cm" svg:x="3.245cm" svg:y="2.693cm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1" draw:text-style-name="P26" draw:layer="layout" svg:width="0.192cm" svg:height="0.193cm" svg:x="3.39cm" svg:y="2.79cm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2" draw:text-style-name="P24" draw:layer="layout" svg:width="0.298cm" svg:height="0.435cm" draw:transform="rotate (-3.14159265358979) translate (3.637cm 3.124cm)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108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line draw:style-name="gr53" draw:text-style-name="P27" draw:layer="layout" svg:x1="3.488cm" svg:y1="3.145cm" svg:x2="3.488cm" svg:y2="3.366cm">
                <text:p/>
              </draw:line>
              <draw:line draw:style-name="gr53" draw:text-style-name="P27" draw:layer="layout" svg:x1="3.436cm" svg:y1="2.988cm" svg:x2="3.488cm" svg:y2="3.145cm">
                <text:p/>
              </draw:line>
              <draw:line draw:style-name="gr53" draw:text-style-name="P27" draw:layer="layout" svg:x1="3.34cm" svg:y1="2.714cm" svg:x2="3.402cm" svg:y2="2.883cm">
                <text:p/>
              </draw:line>
              <draw:line draw:style-name="gr53" draw:text-style-name="P27" draw:layer="layout" svg:x1="3.55cm" svg:y1="2.982cm" svg:x2="3.488cm" svg:y2="3.145cm">
                <text:p/>
              </draw:line>
              <draw:line draw:style-name="gr53" draw:text-style-name="P27" draw:layer="layout" svg:x1="3.637cm" svg:y1="2.714cm" svg:x2="3.572cm" svg:y2="2.891cm">
                <text:p/>
              </draw:line>
              <draw:line draw:style-name="gr53" draw:text-style-name="P27" draw:layer="layout" svg:x1="3.34cm" svg:y1="2.713cm" svg:x2="3.402cm" svg:y2="2.882cm">
                <text:p/>
              </draw:line>
            </draw:g>
            <draw:connector draw:style-name="gr54" draw:text-style-name="P27" draw:layer="layout" draw:type="curve" draw:line-skew="-0.312cm" svg:x1="3.188cm" svg:y1="3.681cm" svg:x2="3.188cm" svg:y2="2.532cm" draw:start-shape="id7" draw:start-glue-point="10" draw:end-shape="id8" draw:end-glue-point="10" svg:d="M3188 3681c297 0 297-1149 0-1149" svg:viewBox="0 0 224 1150">
              <text:p/>
            </draw:connector>
            <draw:g>
              <draw:custom-shape draw:style-name="gr29" draw:text-style-name="P28" xml:id="id9" draw:id="id9" draw:layer="layout" svg:width="0.208cm" svg:height="0.208cm" svg:x="3.775cm" svg:y="3.577cm">
                <text:p text:style-name="P1"><text:span text:style-name="T9">A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28" xml:id="id10" draw:id="id10" draw:layer="layout" svg:width="0.208cm" svg:height="0.209cm" svg:x="3.775cm" svg:y="2.427cm">
                <text:p text:style-name="P1"><text:span text:style-name="T9">A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style-name="gr55" draw:text-style-name="P27" draw:layer="layout" draw:type="curve" draw:line-skew="0.326cm" svg:x1="3.775cm" svg:y1="3.681cm" svg:x2="3.775cm" svg:y2="2.532cm" draw:start-shape="id9" draw:start-glue-point="10" draw:end-shape="id10" draw:end-glue-point="10" svg:d="M3775 3681c-277 0-277-1149 0-1149" svg:viewBox="0 0 209 1150">
              <text:p/>
            </draw:connector>
          </draw:g>
          <draw:frame draw:style-name="gr56" draw:text-style-name="P5" draw:layer="layout" svg:width="0.493cm" svg:height="0.276cm" svg:x="3.827cm" svg:y="2.903cm">
            <draw:text-box>
              <text:p><text:span text:style-name="T1">A</text:span><text:span text:style-name="T1">N</text:span><text:span text:style-name="T1">T</text:span></text:p>
            </draw:text-box>
          </draw:frame>
        </draw:g>
        <draw:connector draw:style-name="gr26" draw:text-style-name="P2" draw:layer="layout" draw:type="line" svg:x1="4.93cm" svg:y1="2.651cm" svg:x2="4.93cm" svg:y2="3.519cm" draw:start-shape="id11" draw:start-glue-point="2" draw:end-shape="id1" draw:end-glue-point="0" svg:d="M4930 2651v868" svg:viewBox="0 0 1 869">
          <text:p/>
        </draw:connector>
        <draw:connector draw:style-name="gr26" draw:text-style-name="P2" draw:layer="layout" draw:type="line" svg:x1="4.93cm" svg:y1="3.795cm" svg:x2="4.93cm" svg:y2="4.255cm" draw:start-shape="id1" draw:start-glue-point="2" draw:end-shape="id12" draw:end-glue-point="0" svg:d="M4930 3795v460" svg:viewBox="0 0 1 461">
          <text:p/>
        </draw:connector>
        <draw:connector draw:style-name="gr5" draw:text-style-name="P2" draw:layer="layout" draw:type="curve" draw:line-skew="-0.004cm" svg:x1="5.516cm" svg:y1="3.772cm" svg:x2="5.516cm" svg:y2="4.083cm" draw:start-shape="id13" draw:start-glue-point="3" draw:end-shape="id14" draw:end-glue-point="3" svg:d="M5516 3772c-756 0-756 311 0 311" svg:viewBox="0 0 568 312">
          <text:p/>
        </draw:connector>
        <draw:g>
          <draw:frame draw:style-name="gr42" draw:text-style-name="P5" xml:id="id13" draw:id="id13" draw:layer="layout" svg:width="0.523cm" svg:height="0.276cm" svg:x="5.516cm" svg:y="3.634cm">
            <draw:text-box>
              <text:p><text:span text:style-name="T1">NA</text:span><text:span text:style-name="T1">D</text:span></text:p>
            </draw:text-box>
          </draw:frame>
          <draw:frame draw:style-name="gr57" draw:text-style-name="P5" xml:id="id11" draw:id="id11" draw:layer="layout" svg:width="0.37cm" svg:height="0.276cm" svg:x="4.745cm" svg:y="2.375cm">
            <draw:text-box>
              <text:p><text:span text:style-name="T1">Pyr</text:span></text:p>
            </draw:text-box>
          </draw:frame>
          <draw:custom-shape draw:style-name="gr58" draw:text-style-name="P29" xml:id="id17" draw:id="id17" draw:layer="layout" svg:width="0.198cm" svg:height="0.198cm" svg:x="3.839cm" svg:y="5.585cm">
            <text:p text:style-name="P1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0" xml:id="id18" draw:id="id18" draw:layer="layout" svg:width="0.198cm" svg:height="0.198cm" svg:x="3.839cm" svg:y="5.174cm">
            <text:p text:style-name="P1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7" draw:text-style-name="P5" xml:id="id1" draw:id="id1" draw:layer="layout" svg:width="0.37cm" svg:height="0.276cm" svg:x="4.745cm" svg:y="3.519cm">
            <draw:text-box>
              <text:p><text:span text:style-name="T1">Py</text:span><text:span text:style-name="T1">r</text:span></text:p>
            </draw:text-box>
          </draw:frame>
          <draw:frame draw:style-name="gr59" draw:text-style-name="P5" xml:id="id2" draw:id="id2" draw:layer="layout" svg:width="0.451cm" svg:height="0.276cm" svg:x="4.008cm" svg:y="4.795cm">
            <draw:text-box>
              <text:p><text:span text:style-name="T1">Ox</text:span><text:span text:style-name="T1">a</text:span></text:p>
            </draw:text-box>
          </draw:frame>
          <draw:frame draw:style-name="gr60" draw:text-style-name="P5" xml:id="id16" draw:id="id16" draw:layer="layout" svg:width="0.502cm" svg:height="0.276cm" svg:x="4.679cm" svg:y="5.695cm">
            <draw:text-box>
              <text:p><text:span text:style-name="T1">α</text:span><text:span text:style-name="T1">K</text:span><text:span text:style-name="T1">G</text:span></text:p>
            </draw:text-box>
          </draw:frame>
          <draw:frame draw:style-name="gr61" draw:text-style-name="P5" xml:id="id15" draw:id="id15" draw:layer="layout" svg:width="0.303cm" svg:height="0.276cm" svg:x="5.979cm" svg:y="4.795cm">
            <draw:text-box>
              <text:p><text:span text:style-name="T1">Cit</text:span></text:p>
            </draw:text-box>
          </draw:frame>
          <draw:frame draw:style-name="gr62" draw:text-style-name="P5" xml:id="id12" draw:id="id12" draw:layer="layout" svg:width="0.904cm" svg:height="0.276cm" svg:x="4.478cm" svg:y="4.255cm">
            <draw:text-box>
              <text:p><text:span text:style-name="T1">Ac</text:span><text:span text:style-name="T1">t.C</text:span><text:span text:style-name="T1">oA</text:span></text:p>
            </draw:text-box>
          </draw:frame>
          <draw:connector draw:style-name="gr26" draw:text-style-name="P2" draw:layer="layout" svg:x1="4.459cm" svg:y1="4.933cm" svg:x2="5.979cm" svg:y2="4.933cm" draw:start-shape="id2" draw:start-glue-point="1" draw:end-shape="id15" draw:end-glue-point="3" svg:d="M4459 4933h1520" svg:viewBox="0 0 1521 1">
            <text:p/>
          </draw:connector>
          <draw:connector draw:style-name="gr26" draw:text-style-name="P2" draw:layer="layout" svg:x1="4.679cm" svg:y1="5.833cm" svg:x2="4.233cm" svg:y2="5.071cm" draw:start-shape="id16" draw:start-glue-point="3" draw:end-shape="id2" draw:end-glue-point="2" svg:d="M4679 5833h-446v-762" svg:viewBox="0 0 447 763">
            <text:p/>
          </draw:connector>
          <draw:connector draw:style-name="gr26" draw:text-style-name="P2" draw:layer="layout" svg:x1="6.13cm" svg:y1="5.071cm" svg:x2="5.181cm" svg:y2="5.833cm" draw:start-shape="id15" draw:start-glue-point="2" draw:end-shape="id16" draw:end-glue-point="1" svg:d="M6130 5071v762h-949" svg:viewBox="0 0 950 763">
            <text:p/>
          </draw:connector>
          <draw:custom-shape draw:style-name="gr58" draw:text-style-name="P29" xml:id="id22" draw:id="id22" draw:layer="layout" svg:width="0.198cm" svg:height="0.198cm" svg:x="3.839cm" svg:y="4.44cm">
            <text:p text:style-name="P1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0" xml:id="id21" draw:id="id21" draw:layer="layout" svg:width="0.198cm" svg:height="0.198cm" svg:x="3.839cm" svg:y="4.022cm">
            <text:p text:style-name="P1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" draw:layer="layout" svg:width="0.904cm" svg:height="0.276cm" svg:x="2.924cm" svg:y="5.123cm">
            <draw:text-box>
              <text:p><text:span text:style-name="T1">2N</text:span><text:span text:style-name="T1">AD</text:span><text:span text:style-name="T1">H,</text:span></text:p>
            </draw:text-box>
          </draw:frame>
          <draw:frame draw:style-name="gr63" draw:text-style-name="P5" draw:layer="layout" svg:width="0.726cm" svg:height="0.276cm" svg:x="3.102cm" svg:y="5.534cm">
            <draw:text-box>
              <text:p><text:span text:style-name="T1">2N</text:span><text:span text:style-name="T1">AD</text:span><text:span text:style-name="T1">,</text:span></text:p>
            </draw:text-box>
          </draw:frame>
          <draw:connector draw:style-name="gr64" draw:text-style-name="P2" draw:layer="layout" draw:type="curve" draw:line-skew="-0.358cm" svg:x1="4.037cm" svg:y1="5.684cm" svg:x2="4.037cm" svg:y2="5.273cm" draw:start-shape="id17" draw:start-glue-point="10" draw:end-shape="id18" draw:end-glue-point="10" svg:d="M4037 5684c229 0 229-411 0-411" svg:viewBox="0 0 173 412">
            <text:p/>
          </draw:connector>
          <draw:frame draw:style-name="gr42" draw:text-style-name="P5" xml:id="id19" draw:id="id19" draw:layer="layout" svg:width="0.523cm" svg:height="0.276cm" svg:x="6.404cm" svg:y="5.073cm">
            <draw:text-box>
              <text:p><text:span text:style-name="T1">NA</text:span><text:span text:style-name="T1">D</text:span></text:p>
            </draw:text-box>
          </draw:frame>
          <draw:frame draw:style-name="gr41" draw:text-style-name="P5" xml:id="id20" draw:id="id20" draw:layer="layout" svg:width="0.701cm" svg:height="0.276cm" svg:x="6.404cm" svg:y="5.484cm">
            <draw:text-box>
              <text:p><text:span text:style-name="T1">NA</text:span><text:span text:style-name="T1">DH</text:span></text:p>
            </draw:text-box>
          </draw:frame>
          <draw:connector draw:style-name="gr5" draw:text-style-name="P2" draw:layer="layout" draw:type="curve" draw:line-skew="0.303cm" svg:x1="6.404cm" svg:y1="5.211cm" svg:x2="6.404cm" svg:y2="5.622cm" draw:start-shape="id19" draw:start-glue-point="3" draw:end-shape="id20" svg:d="M6404 5211c-295 0-295 411 0 411" svg:viewBox="0 0 222 412">
            <text:p/>
          </draw:connector>
          <draw:frame draw:style-name="gr41" draw:text-style-name="P5" xml:id="id14" draw:id="id14" draw:layer="layout" svg:width="0.701cm" svg:height="0.276cm" svg:x="5.516cm" svg:y="3.945cm">
            <draw:text-box>
              <text:p><text:span text:style-name="T1">NADH</text:span></text:p>
            </draw:text-box>
          </draw:frame>
          <draw:connector draw:style-name="gr64" draw:text-style-name="P2" draw:layer="layout" draw:type="curve" draw:line-skew="-0.367cm" svg:x1="4.037cm" svg:y1="4.121cm" svg:x2="4.037cm" svg:y2="4.539cm" draw:start-shape="id21" draw:start-glue-point="10" draw:end-shape="id22" draw:end-glue-point="10" svg:d="M4037 4121c216 0 216 418 0 418" svg:viewBox="0 0 163 419">
            <text:p/>
          </draw:connector>
          <draw:line draw:style-name="gr26" draw:text-style-name="P2" draw:layer="layout" svg:x1="3.922cm" svg:y1="4.917cm" svg:x2="3.387cm" svg:y2="4.917cm">
            <text:p/>
          </draw:line>
          <draw:connector draw:style-name="gr65" draw:text-style-name="P2" draw:layer="layout" draw:type="curve" svg:x1="5.382cm" svg:y1="4.393cm" svg:x2="6.13cm" svg:y2="4.795cm" draw:start-shape="id12" draw:start-glue-point="1" draw:end-shape="id15" draw:end-glue-point="0" svg:d="M5382 4393c499 0 748 134 748 402" svg:viewBox="0 0 749 40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1T09:51:45.370185818</meta:creation-date>
    <dc:date>2021-07-10T12:18:39.358259053</dc:date>
    <meta:editing-duration>PT3H15M13S</meta:editing-duration>
    <meta:editing-cycles>17</meta:editing-cycles>
    <meta:generator>LibreOffice/6.0.7.3$Linux_X86_64 LibreOffice_project/00m0$Build-3</meta:generator>
    <meta:document-statistic meta:object-count="125"/>
  </office:meta>
</office:document-meta>
</file>